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2" table:style-name="ta1">
        <table:shapes>
          <draw:frame draw:z-index="0" draw:style-name="gr1" draw:text-style-name="P1" svg:width="159.99mm" svg:height="89.99mm" svg:x="76.99mm" svg:y="1mm">
            <loext:p draw:notify-on-update-of-ranges="cameraslog_2.A1:cameraslog_2.A1 cameraslog_2.A2:cameraslog_2.A1001 cameraslog_2.B1:cameraslog_2.B1 cameraslog_2.B2:cameraslog_2.B1001 cameraslog_2.A1:cameraslog_2.A1 cameraslog_2.A2:cameraslog_2.A1001 cameraslog_2.C1:cameraslog_2.C1 cameraslog_2.C2:cameraslog_2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863726" calcext:value-type="float">
            <text:p>6,8637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709129" calcext:value-type="float">
            <text:p>6,7091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897885" calcext:value-type="float">
            <text:p>6,8978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078306" calcext:value-type="float">
            <text:p>7,0783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105224" calcext:value-type="float">
            <text:p>7,1052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304303" calcext:value-type="float">
            <text:p>7,30430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54058" calcext:value-type="float">
            <text:p>7,5405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54058" calcext:value-type="float">
            <text:p>7,5405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77891" calcext:value-type="float">
            <text:p>7,778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882296" calcext:value-type="float">
            <text:p>7,8822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799537" calcext:value-type="float">
            <text:p>7,7995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799537" calcext:value-type="float">
            <text:p>7,7995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72719" calcext:value-type="float">
            <text:p>7,727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.422674" calcext:value-type="float">
            <text:p>7,42267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.543214" calcext:value-type="float">
            <text:p>7,5432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543214" calcext:value-type="float">
            <text:p>7,5432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551502" calcext:value-type="float">
            <text:p>7,5515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83322" calcext:value-type="float">
            <text:p>7,833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086041" calcext:value-type="float">
            <text:p>8,0860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086041" calcext:value-type="float">
            <text:p>8,0860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415366" calcext:value-type="float">
            <text:p>8,4153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075689" calcext:value-type="float">
            <text:p>8,07568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.764985" calcext:value-type="float">
            <text:p>7,76498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833212" calcext:value-type="float">
            <text:p>7,8332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.833212" calcext:value-type="float">
            <text:p>7,8332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.903504" calcext:value-type="float">
            <text:p>7,90350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.592819" calcext:value-type="float">
            <text:p>7,5928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.592819" calcext:value-type="float">
            <text:p>7,5928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.555071" calcext:value-type="float">
            <text:p>7,55507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.555071" calcext:value-type="float">
            <text:p>7,55507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.555071" calcext:value-type="float">
            <text:p>7,55507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.555071" calcext:value-type="float">
            <text:p>7,55507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.555071" calcext:value-type="float">
            <text:p>7,55507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.555071" calcext:value-type="float">
            <text:p>7,55507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.869931" calcext:value-type="float">
            <text:p>7,8699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.178575" calcext:value-type="float">
            <text:p>8,17857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.178575" calcext:value-type="float">
            <text:p>8,17857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.418976" calcext:value-type="float">
            <text:p>8,4189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.418976" calcext:value-type="float">
            <text:p>8,4189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.518725" calcext:value-type="float">
            <text:p>8,5187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.168724" calcext:value-type="float">
            <text:p>8,1687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.378138" calcext:value-type="float">
            <text:p>8,3781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.674386" calcext:value-type="float">
            <text:p>8,67438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.615965" calcext:value-type="float">
            <text:p>8,6159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.609291" calcext:value-type="float">
            <text:p>8,60929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.410771" calcext:value-type="float">
            <text:p>8,4107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.410771" calcext:value-type="float">
            <text:p>8,4107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.410771" calcext:value-type="float">
            <text:p>8,4107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.410771" calcext:value-type="float">
            <text:p>8,4107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410771" calcext:value-type="float">
            <text:p>8,4107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.237032" calcext:value-type="float">
            <text:p>8,23703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.175008" calcext:value-type="float">
            <text:p>8,1750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.175008" calcext:value-type="float">
            <text:p>8,1750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.218438" calcext:value-type="float">
            <text:p>8,21843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.218438" calcext:value-type="float">
            <text:p>8,21843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.218438" calcext:value-type="float">
            <text:p>8,21843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.218438" calcext:value-type="float">
            <text:p>8,21843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.504342" calcext:value-type="float">
            <text:p>8,5043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.504342" calcext:value-type="float">
            <text:p>8,5043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511048" calcext:value-type="float">
            <text:p>8,5110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.511048" calcext:value-type="float">
            <text:p>8,5110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.844505" calcext:value-type="float">
            <text:p>8,8445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.167626" calcext:value-type="float">
            <text:p>9,1676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.9293" calcext:value-type="float">
            <text:p>8,929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.9293" calcext:value-type="float">
            <text:p>8,929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.9293" calcext:value-type="float">
            <text:p>8,929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.9293" calcext:value-type="float">
            <text:p>8,929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.9293" calcext:value-type="float">
            <text:p>8,929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.9293" calcext:value-type="float">
            <text:p>8,929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.215203" calcext:value-type="float">
            <text:p>9,2152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.215203" calcext:value-type="float">
            <text:p>9,2152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.925151" calcext:value-type="float">
            <text:p>8,92515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.925151" calcext:value-type="float">
            <text:p>8,92515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.925151" calcext:value-type="float">
            <text:p>8,92515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.925151" calcext:value-type="float">
            <text:p>8,92515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.925151" calcext:value-type="float">
            <text:p>8,92515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.925151" calcext:value-type="float">
            <text:p>8,92515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.925151" calcext:value-type="float">
            <text:p>8,92515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.925151" calcext:value-type="float">
            <text:p>8,92515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.883808" calcext:value-type="float">
            <text:p>8,8838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.8797" calcext:value-type="float">
            <text:p>8,879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.471799" calcext:value-type="float">
            <text:p>8,4717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.471799" calcext:value-type="float">
            <text:p>8,4717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.863147" calcext:value-type="float">
            <text:p>8,8631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.863147" calcext:value-type="float">
            <text:p>8,8631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.838345" calcext:value-type="float">
            <text:p>8,8383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.838345" calcext:value-type="float">
            <text:p>8,8383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.838345" calcext:value-type="float">
            <text:p>8,8383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.519352" calcext:value-type="float">
            <text:p>8,5193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.519352" calcext:value-type="float">
            <text:p>8,5193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.519352" calcext:value-type="float">
            <text:p>8,5193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.519352" calcext:value-type="float">
            <text:p>8,5193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.519352" calcext:value-type="float">
            <text:p>8,5193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.469754" calcext:value-type="float">
            <text:p>8,46975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.511111" calcext:value-type="float">
            <text:p>8,5111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.156975" calcext:value-type="float">
            <text:p>8,1569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.922776" calcext:value-type="float">
            <text:p>7,9227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.904162" calcext:value-type="float">
            <text:p>7,90416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.904162" calcext:value-type="float">
            <text:p>7,90416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.926903" calcext:value-type="float">
            <text:p>7,9269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.76304" calcext:value-type="float">
            <text:p>7,7630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.514327" calcext:value-type="float">
            <text:p>7,5143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.734073" calcext:value-type="float">
            <text:p>7,73407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.734073" calcext:value-type="float">
            <text:p>7,73407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.462629" calcext:value-type="float">
            <text:p>7,4626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.462629" calcext:value-type="float">
            <text:p>7,4626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.357169" calcext:value-type="float">
            <text:p>7,35716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.357169" calcext:value-type="float">
            <text:p>7,35716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.091947" calcext:value-type="float">
            <text:p>7,0919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868075" calcext:value-type="float">
            <text:p>6,8680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868075" calcext:value-type="float">
            <text:p>6,8680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868075" calcext:value-type="float">
            <text:p>6,8680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868075" calcext:value-type="float">
            <text:p>6,8680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868075" calcext:value-type="float">
            <text:p>6,8680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573906" calcext:value-type="float">
            <text:p>6,5739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828779" calcext:value-type="float">
            <text:p>6,8287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828779" calcext:value-type="float">
            <text:p>6,8287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828779" calcext:value-type="float">
            <text:p>6,8287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828779" calcext:value-type="float">
            <text:p>6,8287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828779" calcext:value-type="float">
            <text:p>6,8287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828779" calcext:value-type="float">
            <text:p>6,8287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828779" calcext:value-type="float">
            <text:p>6,8287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828779" calcext:value-type="float">
            <text:p>6,8287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828779" calcext:value-type="float">
            <text:p>6,8287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828779" calcext:value-type="float">
            <text:p>6,8287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646207" calcext:value-type="float">
            <text:p>6,64620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646207" calcext:value-type="float">
            <text:p>6,64620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646207" calcext:value-type="float">
            <text:p>6,64620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706182" calcext:value-type="float">
            <text:p>6,7061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706182" calcext:value-type="float">
            <text:p>6,7061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706182" calcext:value-type="float">
            <text:p>6,7061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706182" calcext:value-type="float">
            <text:p>6,7061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706182" calcext:value-type="float">
            <text:p>6,7061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706182" calcext:value-type="float">
            <text:p>6,7061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706182" calcext:value-type="float">
            <text:p>6,7061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706182" calcext:value-type="float">
            <text:p>6,7061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706182" calcext:value-type="float">
            <text:p>6,7061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706182" calcext:value-type="float">
            <text:p>6,7061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706182" calcext:value-type="float">
            <text:p>6,7061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706182" calcext:value-type="float">
            <text:p>6,7061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7853" calcext:value-type="float">
            <text:p>6,785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7853" calcext:value-type="float">
            <text:p>6,785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7853" calcext:value-type="float">
            <text:p>6,785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7853" calcext:value-type="float">
            <text:p>6,785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7853" calcext:value-type="float">
            <text:p>6,785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7853" calcext:value-type="float">
            <text:p>6,785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7853" calcext:value-type="float">
            <text:p>6,785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571771" calcext:value-type="float">
            <text:p>6,57177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571771" calcext:value-type="float">
            <text:p>6,57177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571771" calcext:value-type="float">
            <text:p>6,57177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571771" calcext:value-type="float">
            <text:p>6,57177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571771" calcext:value-type="float">
            <text:p>6,57177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511808" calcext:value-type="float">
            <text:p>6,51180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511808" calcext:value-type="float">
            <text:p>6,51180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511808" calcext:value-type="float">
            <text:p>6,51180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511808" calcext:value-type="float">
            <text:p>6,51180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511808" calcext:value-type="float">
            <text:p>6,51180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599265" calcext:value-type="float">
            <text:p>6,5992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599265" calcext:value-type="float">
            <text:p>6,5992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599265" calcext:value-type="float">
            <text:p>6,5992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599265" calcext:value-type="float">
            <text:p>6,5992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599265" calcext:value-type="float">
            <text:p>6,5992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599265" calcext:value-type="float">
            <text:p>6,5992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617877" calcext:value-type="float">
            <text:p>6,6178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617877" calcext:value-type="float">
            <text:p>6,6178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617877" calcext:value-type="float">
            <text:p>6,6178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617877" calcext:value-type="float">
            <text:p>6,6178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617877" calcext:value-type="float">
            <text:p>6,6178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617877" calcext:value-type="float">
            <text:p>6,6178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319585" calcext:value-type="float">
            <text:p>6,31958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319585" calcext:value-type="float">
            <text:p>6,31958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319585" calcext:value-type="float">
            <text:p>6,31958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319585" calcext:value-type="float">
            <text:p>6,31958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319585" calcext:value-type="float">
            <text:p>6,31958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319585" calcext:value-type="float">
            <text:p>6,31958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319585" calcext:value-type="float">
            <text:p>6,31958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319585" calcext:value-type="float">
            <text:p>6,31958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319585" calcext:value-type="float">
            <text:p>6,31958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319585" calcext:value-type="float">
            <text:p>6,31958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315441" calcext:value-type="float">
            <text:p>6,3154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315441" calcext:value-type="float">
            <text:p>6,3154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315441" calcext:value-type="float">
            <text:p>6,3154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315441" calcext:value-type="float">
            <text:p>6,3154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315441" calcext:value-type="float">
            <text:p>6,3154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182471" calcext:value-type="float">
            <text:p>6,18247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182471" calcext:value-type="float">
            <text:p>6,18247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182471" calcext:value-type="float">
            <text:p>6,18247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182471" calcext:value-type="float">
            <text:p>6,18247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120455" calcext:value-type="float">
            <text:p>6,1204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120455" calcext:value-type="float">
            <text:p>6,1204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12253" calcext:value-type="float">
            <text:p>6,122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12253" calcext:value-type="float">
            <text:p>6,122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.805599" calcext:value-type="float">
            <text:p>5,8055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.805599" calcext:value-type="float">
            <text:p>5,8055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.805599" calcext:value-type="float">
            <text:p>5,8055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.805599" calcext:value-type="float">
            <text:p>5,8055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.805599" calcext:value-type="float">
            <text:p>5,8055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.637504" calcext:value-type="float">
            <text:p>5,6375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.637504" calcext:value-type="float">
            <text:p>5,6375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.637504" calcext:value-type="float">
            <text:p>5,6375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.577548" calcext:value-type="float">
            <text:p>5,57754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.577548" calcext:value-type="float">
            <text:p>5,57754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.577548" calcext:value-type="float">
            <text:p>5,57754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.585791" calcext:value-type="float">
            <text:p>5,58579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.585791" calcext:value-type="float">
            <text:p>5,58579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.585791" calcext:value-type="float">
            <text:p>5,58579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.585791" calcext:value-type="float">
            <text:p>5,58579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.585791" calcext:value-type="float">
            <text:p>5,58579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.585791" calcext:value-type="float">
            <text:p>5,58579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527884" calcext:value-type="float">
            <text:p>5,5278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.527884" calcext:value-type="float">
            <text:p>5,5278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.527884" calcext:value-type="float">
            <text:p>5,5278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.527884" calcext:value-type="float">
            <text:p>5,5278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.527884" calcext:value-type="float">
            <text:p>5,5278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.527884" calcext:value-type="float">
            <text:p>5,5278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.126199" calcext:value-type="float">
            <text:p>5,126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.126199" calcext:value-type="float">
            <text:p>5,126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.126199" calcext:value-type="float">
            <text:p>5,126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.126199" calcext:value-type="float">
            <text:p>5,126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126199" calcext:value-type="float">
            <text:p>5,126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.126199" calcext:value-type="float">
            <text:p>5,126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.126199" calcext:value-type="float">
            <text:p>5,126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.126199" calcext:value-type="float">
            <text:p>5,126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.126199" calcext:value-type="float">
            <text:p>5,126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.126199" calcext:value-type="float">
            <text:p>5,126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.126199" calcext:value-type="float">
            <text:p>5,126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.126199" calcext:value-type="float">
            <text:p>5,126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.126199" calcext:value-type="float">
            <text:p>5,126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.126199" calcext:value-type="float">
            <text:p>5,126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.126199" calcext:value-type="float">
            <text:p>5,126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.126199" calcext:value-type="float">
            <text:p>5,126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.126199" calcext:value-type="float">
            <text:p>5,126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.126199" calcext:value-type="float">
            <text:p>5,126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.126199" calcext:value-type="float">
            <text:p>5,126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.126199" calcext:value-type="float">
            <text:p>5,126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.126199" calcext:value-type="float">
            <text:p>5,126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.126199" calcext:value-type="float">
            <text:p>5,126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.126199" calcext:value-type="float">
            <text:p>5,126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.126199" calcext:value-type="float">
            <text:p>5,126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.126199" calcext:value-type="float">
            <text:p>5,126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.126199" calcext:value-type="float">
            <text:p>5,1261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.142735" calcext:value-type="float">
            <text:p>5,1427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.142735" calcext:value-type="float">
            <text:p>5,1427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.142735" calcext:value-type="float">
            <text:p>5,1427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.142735" calcext:value-type="float">
            <text:p>5,1427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.142735" calcext:value-type="float">
            <text:p>5,1427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.142735" calcext:value-type="float">
            <text:p>5,1427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.142735" calcext:value-type="float">
            <text:p>5,1427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.059503" calcext:value-type="float">
            <text:p>5,05950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.059503" calcext:value-type="float">
            <text:p>5,05950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.059503" calcext:value-type="float">
            <text:p>5,05950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.059503" calcext:value-type="float">
            <text:p>5,05950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.059503" calcext:value-type="float">
            <text:p>5,05950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.059503" calcext:value-type="float">
            <text:p>5,05950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.059503" calcext:value-type="float">
            <text:p>5,05950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.059503" calcext:value-type="float">
            <text:p>5,05950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.059503" calcext:value-type="float">
            <text:p>5,05950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.059503" calcext:value-type="float">
            <text:p>5,05950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.059503" calcext:value-type="float">
            <text:p>5,05950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.042416" calcext:value-type="float">
            <text:p>5,0424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.036756" calcext:value-type="float">
            <text:p>5,0367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.036756" calcext:value-type="float">
            <text:p>5,0367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.92651" calcext:value-type="float">
            <text:p>4,926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.92651" calcext:value-type="float">
            <text:p>4,926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.92651" calcext:value-type="float">
            <text:p>4,926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.92651" calcext:value-type="float">
            <text:p>4,926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.92651" calcext:value-type="float">
            <text:p>4,926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.690261" calcext:value-type="float">
            <text:p>4,6902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.690261" calcext:value-type="float">
            <text:p>4,6902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.690261" calcext:value-type="float">
            <text:p>4,6902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.690261" calcext:value-type="float">
            <text:p>4,6902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.690261" calcext:value-type="float">
            <text:p>4,6902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.690261" calcext:value-type="float">
            <text:p>4,6902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.690261" calcext:value-type="float">
            <text:p>4,6902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.690261" calcext:value-type="float">
            <text:p>4,6902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.690261" calcext:value-type="float">
            <text:p>4,6902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.690261" calcext:value-type="float">
            <text:p>4,6902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.690261" calcext:value-type="float">
            <text:p>4,6902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.690261" calcext:value-type="float">
            <text:p>4,6902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.690261" calcext:value-type="float">
            <text:p>4,6902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.690261" calcext:value-type="float">
            <text:p>4,6902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.690261" calcext:value-type="float">
            <text:p>4,6902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.690261" calcext:value-type="float">
            <text:p>4,6902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.690261" calcext:value-type="float">
            <text:p>4,6902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.690261" calcext:value-type="float">
            <text:p>4,6902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.690261" calcext:value-type="float">
            <text:p>4,6902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.690261" calcext:value-type="float">
            <text:p>4,6902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.690261" calcext:value-type="float">
            <text:p>4,6902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.690261" calcext:value-type="float">
            <text:p>4,6902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.690261" calcext:value-type="float">
            <text:p>4,6902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.690261" calcext:value-type="float">
            <text:p>4,6902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.650353" calcext:value-type="float">
            <text:p>4,6503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.650353" calcext:value-type="float">
            <text:p>4,6503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.650353" calcext:value-type="float">
            <text:p>4,6503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.650353" calcext:value-type="float">
            <text:p>4,6503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.650353" calcext:value-type="float">
            <text:p>4,6503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.650353" calcext:value-type="float">
            <text:p>4,6503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.650353" calcext:value-type="float">
            <text:p>4,6503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.650353" calcext:value-type="float">
            <text:p>4,6503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.650353" calcext:value-type="float">
            <text:p>4,6503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.650353" calcext:value-type="float">
            <text:p>4,6503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.650353" calcext:value-type="float">
            <text:p>4,6503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.650353" calcext:value-type="float">
            <text:p>4,6503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.650353" calcext:value-type="float">
            <text:p>4,6503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.650353" calcext:value-type="float">
            <text:p>4,6503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.650353" calcext:value-type="float">
            <text:p>4,6503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.650353" calcext:value-type="float">
            <text:p>4,6503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.650353" calcext:value-type="float">
            <text:p>4,6503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.650352" calcext:value-type="float">
            <text:p>4,6503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.650352" calcext:value-type="float">
            <text:p>4,6503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.650352" calcext:value-type="float">
            <text:p>4,6503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.650352" calcext:value-type="float">
            <text:p>4,6503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.650352" calcext:value-type="float">
            <text:p>4,6503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.650352" calcext:value-type="float">
            <text:p>4,6503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.650352" calcext:value-type="float">
            <text:p>4,6503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.650352" calcext:value-type="float">
            <text:p>4,6503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.650352" calcext:value-type="float">
            <text:p>4,6503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.650352" calcext:value-type="float">
            <text:p>4,6503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.723344" calcext:value-type="float">
            <text:p>4,7233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.648372" calcext:value-type="float">
            <text:p>4,6483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.648372" calcext:value-type="float">
            <text:p>4,6483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.648372" calcext:value-type="float">
            <text:p>4,6483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.648372" calcext:value-type="float">
            <text:p>4,6483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.648372" calcext:value-type="float">
            <text:p>4,6483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.648372" calcext:value-type="float">
            <text:p>4,6483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.648372" calcext:value-type="float">
            <text:p>4,6483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.648372" calcext:value-type="float">
            <text:p>4,6483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.648372" calcext:value-type="float">
            <text:p>4,6483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.648372" calcext:value-type="float">
            <text:p>4,6483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.648372" calcext:value-type="float">
            <text:p>4,6483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.648372" calcext:value-type="float">
            <text:p>4,6483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.648372" calcext:value-type="float">
            <text:p>4,6483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.672499" calcext:value-type="float">
            <text:p>4,6724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.672499" calcext:value-type="float">
            <text:p>4,6724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.672499" calcext:value-type="float">
            <text:p>4,6724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.672499" calcext:value-type="float">
            <text:p>4,6724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.672499" calcext:value-type="float">
            <text:p>4,6724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.672499" calcext:value-type="float">
            <text:p>4,6724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.672499" calcext:value-type="float">
            <text:p>4,6724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.672499" calcext:value-type="float">
            <text:p>4,6724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.672499" calcext:value-type="float">
            <text:p>4,6724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.672499" calcext:value-type="float">
            <text:p>4,6724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.672499" calcext:value-type="float">
            <text:p>4,6724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.672499" calcext:value-type="float">
            <text:p>4,6724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.672499" calcext:value-type="float">
            <text:p>4,6724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.539534" calcext:value-type="float">
            <text:p>4,5395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.539534" calcext:value-type="float">
            <text:p>4,5395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.539534" calcext:value-type="float">
            <text:p>4,5395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.539534" calcext:value-type="float">
            <text:p>4,5395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.539534" calcext:value-type="float">
            <text:p>4,5395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.539534" calcext:value-type="float">
            <text:p>4,5395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.539534" calcext:value-type="float">
            <text:p>4,5395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.539534" calcext:value-type="float">
            <text:p>4,5395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.539534" calcext:value-type="float">
            <text:p>4,5395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.539534" calcext:value-type="float">
            <text:p>4,5395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.426471" calcext:value-type="float">
            <text:p>4,4264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.426471" calcext:value-type="float">
            <text:p>4,4264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.426471" calcext:value-type="float">
            <text:p>4,4264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.426471" calcext:value-type="float">
            <text:p>4,4264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.426471" calcext:value-type="float">
            <text:p>4,4264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.426471" calcext:value-type="float">
            <text:p>4,4264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.426471" calcext:value-type="float">
            <text:p>4,4264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.426471" calcext:value-type="float">
            <text:p>4,4264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.426471" calcext:value-type="float">
            <text:p>4,4264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.426471" calcext:value-type="float">
            <text:p>4,4264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.426471" calcext:value-type="float">
            <text:p>4,4264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.426471" calcext:value-type="float">
            <text:p>4,4264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.426471" calcext:value-type="float">
            <text:p>4,4264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.426471" calcext:value-type="float">
            <text:p>4,4264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.426471" calcext:value-type="float">
            <text:p>4,4264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.426471" calcext:value-type="float">
            <text:p>4,4264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.426471" calcext:value-type="float">
            <text:p>4,4264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.426471" calcext:value-type="float">
            <text:p>4,4264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.426471" calcext:value-type="float">
            <text:p>4,4264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.426471" calcext:value-type="float">
            <text:p>4,4264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.426471" calcext:value-type="float">
            <text:p>4,4264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.426471" calcext:value-type="float">
            <text:p>4,4264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.426471" calcext:value-type="float">
            <text:p>4,4264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.426471" calcext:value-type="float">
            <text:p>4,4264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.426471" calcext:value-type="float">
            <text:p>4,4264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370629" calcext:value-type="float">
            <text:p>4,370629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5T22:48:32.335000000</dc:date>
    <meta:editing-duration>PT1M44S</meta:editing-duration>
    <meta:editing-cycles>1</meta:editing-cycles>
    <meta:document-statistic meta:table-count="1" meta:cell-count="30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cameraslog_2.A1:cameraslog_2.C100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cameraslog_2.B2:cameraslog_2.B1001" chart:label-cell-address="cameraslog_2.B1:cameraslog_2.B1" chart:class="chart:scatter">
            <chart:domain table:cell-range-address="cameraslog_2.A2:cameraslog_2.A1001"/>
            <chart:data-point chart:repeated="1000"/>
          </chart:series>
          <chart:series chart:style-name="ch8" chart:values-cell-range-address="cameraslog_2.C2:cameraslog_2.C1001" chart:label-cell-address="cameraslog_2.C1:cameraslog_2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cameraslog_2.B1:cameraslog_2.B1</svg:desc>
                </draw:g>
              </table:table-cell>
              <table:table-cell office:value-type="string">
                <text:p>number of cameras</text:p>
                <draw:g>
                  <svg:desc>cameraslog_2.C1:cameraslog_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meraslog_2.A2:cameraslog_2.A1001</svg:desc>
                </draw:g>
              </table:table-cell>
              <table:table-cell office:value-type="float" office:value="6.863726">
                <text:p>6.863726</text:p>
                <draw:g>
                  <svg:desc>cameraslog_2.B2:cameraslog_2.B1001</svg:desc>
                </draw:g>
              </table:table-cell>
              <table:table-cell office:value-type="float" office:value="13">
                <text:p>13</text:p>
                <draw:g>
                  <svg:desc>cameraslog_2.C2:cameraslog_2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709129">
                <text:p>6.7091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897885">
                <text:p>6.8978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.078306">
                <text:p>7.0783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.105224">
                <text:p>7.1052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304303">
                <text:p>7.30430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4058">
                <text:p>7.5405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54058">
                <text:p>7.5405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.77891">
                <text:p>7.778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882296">
                <text:p>7.8822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.799537">
                <text:p>7.7995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799537">
                <text:p>7.7995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.72719">
                <text:p>7.727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422674">
                <text:p>7.4226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.543214">
                <text:p>7.5432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.543214">
                <text:p>7.5432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7.551502">
                <text:p>7.5515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.83322">
                <text:p>7.833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.086041">
                <text:p>8.0860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.086041">
                <text:p>8.0860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8.415366">
                <text:p>8.41536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.075689">
                <text:p>8.07568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7.764985">
                <text:p>7.7649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.833212">
                <text:p>7.8332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.833212">
                <text:p>7.8332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.903504">
                <text:p>7.90350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.592819">
                <text:p>7.5928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.592819">
                <text:p>7.5928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.555071">
                <text:p>7.5550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.555071">
                <text:p>7.5550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7.555071">
                <text:p>7.5550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.555071">
                <text:p>7.5550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7.555071">
                <text:p>7.5550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.555071">
                <text:p>7.5550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.869931">
                <text:p>7.8699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8.178575">
                <text:p>8.1785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.178575">
                <text:p>8.1785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8.418976">
                <text:p>8.41897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8.418976">
                <text:p>8.41897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.518725">
                <text:p>8.5187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8.168724">
                <text:p>8.1687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.378138">
                <text:p>8.37813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8.674386">
                <text:p>8.67438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.615965">
                <text:p>8.6159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8.609291">
                <text:p>8.60929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8.410771">
                <text:p>8.4107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8.410771">
                <text:p>8.4107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8.410771">
                <text:p>8.4107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8.410771">
                <text:p>8.4107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8.410771">
                <text:p>8.4107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8.237032">
                <text:p>8.2370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8.175008">
                <text:p>8.1750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8.175008">
                <text:p>8.1750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8.218438">
                <text:p>8.21843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8.218438">
                <text:p>8.21843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.218438">
                <text:p>8.21843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8.218438">
                <text:p>8.21843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8.504342">
                <text:p>8.5043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.504342">
                <text:p>8.5043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.511048">
                <text:p>8.5110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8.511048">
                <text:p>8.5110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8.844505">
                <text:p>8.8445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9.167626">
                <text:p>9.1676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8.9293">
                <text:p>8.92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8.9293">
                <text:p>8.92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8.9293">
                <text:p>8.92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8.9293">
                <text:p>8.92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8.9293">
                <text:p>8.92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8.9293">
                <text:p>8.92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9.215203">
                <text:p>9.2152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9.215203">
                <text:p>9.2152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8.925151">
                <text:p>8.92515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8.925151">
                <text:p>8.92515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8.925151">
                <text:p>8.92515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.925151">
                <text:p>8.92515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8.925151">
                <text:p>8.92515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8.925151">
                <text:p>8.92515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8.925151">
                <text:p>8.92515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.925151">
                <text:p>8.92515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.883808">
                <text:p>8.8838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.8797">
                <text:p>8.87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.471799">
                <text:p>8.4717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.471799">
                <text:p>8.4717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.863147">
                <text:p>8.8631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.863147">
                <text:p>8.8631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.838345">
                <text:p>8.8383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.838345">
                <text:p>8.8383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.838345">
                <text:p>8.8383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.519352">
                <text:p>8.5193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.519352">
                <text:p>8.5193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.519352">
                <text:p>8.5193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.519352">
                <text:p>8.5193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.519352">
                <text:p>8.5193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8.469754">
                <text:p>8.4697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.511111">
                <text:p>8.5111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.156975">
                <text:p>8.1569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7.922776">
                <text:p>7.92277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7.904162">
                <text:p>7.90416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7.904162">
                <text:p>7.90416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.926903">
                <text:p>7.9269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7.76304">
                <text:p>7.7630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7.514327">
                <text:p>7.5143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7.734073">
                <text:p>7.7340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7.734073">
                <text:p>7.7340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7.462629">
                <text:p>7.4626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7.462629">
                <text:p>7.4626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7.357169">
                <text:p>7.3571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7.357169">
                <text:p>7.3571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7.091947">
                <text:p>7.0919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6.868075">
                <text:p>6.8680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6.868075">
                <text:p>6.8680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6.868075">
                <text:p>6.8680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6.868075">
                <text:p>6.8680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6.868075">
                <text:p>6.8680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6.573906">
                <text:p>6.5739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6.828779">
                <text:p>6.8287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6.828779">
                <text:p>6.8287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6.828779">
                <text:p>6.8287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6.828779">
                <text:p>6.8287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6.828779">
                <text:p>6.8287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6.828779">
                <text:p>6.8287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6.828779">
                <text:p>6.8287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6.828779">
                <text:p>6.8287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6.828779">
                <text:p>6.8287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6.828779">
                <text:p>6.8287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6.646207">
                <text:p>6.6462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6.646207">
                <text:p>6.6462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6.646207">
                <text:p>6.6462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6.706182">
                <text:p>6.7061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6.706182">
                <text:p>6.7061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6.706182">
                <text:p>6.7061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6.706182">
                <text:p>6.7061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6.706182">
                <text:p>6.7061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6.706182">
                <text:p>6.7061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6.706182">
                <text:p>6.7061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6.706182">
                <text:p>6.7061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6.706182">
                <text:p>6.7061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6.706182">
                <text:p>6.7061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6.706182">
                <text:p>6.7061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6.706182">
                <text:p>6.7061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6.7853">
                <text:p>6.78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6.7853">
                <text:p>6.78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6.7853">
                <text:p>6.78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6.7853">
                <text:p>6.78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6.7853">
                <text:p>6.78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6.7853">
                <text:p>6.78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6.7853">
                <text:p>6.78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6.571771">
                <text:p>6.5717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6.571771">
                <text:p>6.5717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6.571771">
                <text:p>6.5717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6.571771">
                <text:p>6.5717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6.571771">
                <text:p>6.5717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6.511808">
                <text:p>6.51180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6.511808">
                <text:p>6.51180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6.511808">
                <text:p>6.51180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6.511808">
                <text:p>6.51180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6.511808">
                <text:p>6.51180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6.599265">
                <text:p>6.5992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6.599265">
                <text:p>6.5992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6.599265">
                <text:p>6.5992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6.599265">
                <text:p>6.5992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6.599265">
                <text:p>6.5992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6.599265">
                <text:p>6.5992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6.617877">
                <text:p>6.6178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6.617877">
                <text:p>6.6178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6.617877">
                <text:p>6.6178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.617877">
                <text:p>6.6178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6.617877">
                <text:p>6.6178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6.617877">
                <text:p>6.6178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6.319585">
                <text:p>6.3195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6.319585">
                <text:p>6.3195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6.319585">
                <text:p>6.3195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6.319585">
                <text:p>6.3195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6.319585">
                <text:p>6.3195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6.319585">
                <text:p>6.3195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6.319585">
                <text:p>6.3195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6.319585">
                <text:p>6.3195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6.319585">
                <text:p>6.3195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6.319585">
                <text:p>6.3195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6.315441">
                <text:p>6.3154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6.315441">
                <text:p>6.3154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6.315441">
                <text:p>6.3154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6.315441">
                <text:p>6.3154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6.315441">
                <text:p>6.3154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6.182471">
                <text:p>6.1824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6.182471">
                <text:p>6.1824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6.182471">
                <text:p>6.1824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6.182471">
                <text:p>6.1824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6.120455">
                <text:p>6.1204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6.120455">
                <text:p>6.1204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6.12253">
                <text:p>6.122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6.12253">
                <text:p>6.122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5.805599">
                <text:p>5.8055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5.805599">
                <text:p>5.8055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5.805599">
                <text:p>5.8055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5.805599">
                <text:p>5.8055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5.805599">
                <text:p>5.8055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5.637504">
                <text:p>5.6375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5.637504">
                <text:p>5.6375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5.637504">
                <text:p>5.6375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5.577548">
                <text:p>5.5775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5.577548">
                <text:p>5.5775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5.577548">
                <text:p>5.5775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5.585791">
                <text:p>5.5857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5.585791">
                <text:p>5.5857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5.585791">
                <text:p>5.5857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5.585791">
                <text:p>5.5857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5.585791">
                <text:p>5.5857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5.585791">
                <text:p>5.5857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5.527884">
                <text:p>5.5278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5.527884">
                <text:p>5.5278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5.527884">
                <text:p>5.5278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5.527884">
                <text:p>5.5278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5.527884">
                <text:p>5.5278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5.527884">
                <text:p>5.5278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5.126199">
                <text:p>5.126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5.126199">
                <text:p>5.126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5.126199">
                <text:p>5.126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5.126199">
                <text:p>5.126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5.126199">
                <text:p>5.126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5.126199">
                <text:p>5.126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5.126199">
                <text:p>5.126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5.126199">
                <text:p>5.126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5.126199">
                <text:p>5.126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5.126199">
                <text:p>5.126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5.126199">
                <text:p>5.126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5.126199">
                <text:p>5.126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5.126199">
                <text:p>5.126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5.126199">
                <text:p>5.126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5.126199">
                <text:p>5.126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5.126199">
                <text:p>5.126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5.126199">
                <text:p>5.126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5.126199">
                <text:p>5.126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5.126199">
                <text:p>5.126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5.126199">
                <text:p>5.126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5.126199">
                <text:p>5.126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5.126199">
                <text:p>5.126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5.126199">
                <text:p>5.126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5.126199">
                <text:p>5.126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5.126199">
                <text:p>5.126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5.126199">
                <text:p>5.126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5.142735">
                <text:p>5.1427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5.142735">
                <text:p>5.1427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5.142735">
                <text:p>5.1427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5.142735">
                <text:p>5.1427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5.142735">
                <text:p>5.1427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5.142735">
                <text:p>5.1427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5.142735">
                <text:p>5.1427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5.059503">
                <text:p>5.0595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5.059503">
                <text:p>5.0595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5.059503">
                <text:p>5.0595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5.059503">
                <text:p>5.0595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5.059503">
                <text:p>5.0595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5.059503">
                <text:p>5.0595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5.059503">
                <text:p>5.0595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5.059503">
                <text:p>5.0595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5.059503">
                <text:p>5.0595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5.059503">
                <text:p>5.0595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5.059503">
                <text:p>5.0595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5.042416">
                <text:p>5.0424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5.036756">
                <text:p>5.0367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5.036756">
                <text:p>5.0367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4.92651">
                <text:p>4.926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4.92651">
                <text:p>4.926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4.92651">
                <text:p>4.926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4.92651">
                <text:p>4.926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4.92651">
                <text:p>4.926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4.690261">
                <text:p>4.6902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4.690261">
                <text:p>4.6902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4.690261">
                <text:p>4.6902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4.690261">
                <text:p>4.6902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4.690261">
                <text:p>4.6902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4.690261">
                <text:p>4.6902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4.690261">
                <text:p>4.6902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4.690261">
                <text:p>4.6902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4.690261">
                <text:p>4.6902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4.690261">
                <text:p>4.6902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4.690261">
                <text:p>4.6902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4.690261">
                <text:p>4.6902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4.690261">
                <text:p>4.6902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4.690261">
                <text:p>4.6902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4.690261">
                <text:p>4.6902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4.690261">
                <text:p>4.6902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4.690261">
                <text:p>4.6902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4.690261">
                <text:p>4.6902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4.690261">
                <text:p>4.6902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4.690261">
                <text:p>4.6902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4.690261">
                <text:p>4.6902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4.690261">
                <text:p>4.6902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4.690261">
                <text:p>4.6902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4.690261">
                <text:p>4.6902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4.650353">
                <text:p>4.6503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4.650353">
                <text:p>4.6503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4.650353">
                <text:p>4.6503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4.650353">
                <text:p>4.6503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4.650353">
                <text:p>4.6503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4.650353">
                <text:p>4.6503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4.650353">
                <text:p>4.6503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4.650353">
                <text:p>4.6503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4.650353">
                <text:p>4.6503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4.650353">
                <text:p>4.6503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4.650353">
                <text:p>4.6503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4.650353">
                <text:p>4.6503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4.650353">
                <text:p>4.6503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4.650353">
                <text:p>4.6503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4.650353">
                <text:p>4.6503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4.650353">
                <text:p>4.6503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4.650353">
                <text:p>4.6503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4.650352">
                <text:p>4.6503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4.650352">
                <text:p>4.6503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4.650352">
                <text:p>4.6503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4.650352">
                <text:p>4.6503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4.650352">
                <text:p>4.6503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4.650352">
                <text:p>4.6503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4.650352">
                <text:p>4.6503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4.650352">
                <text:p>4.6503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4.650352">
                <text:p>4.6503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4.650352">
                <text:p>4.6503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4.723344">
                <text:p>4.723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4.648372">
                <text:p>4.6483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4.648372">
                <text:p>4.6483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4.648372">
                <text:p>4.6483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4.648372">
                <text:p>4.6483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4.648372">
                <text:p>4.6483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4.648372">
                <text:p>4.6483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4.648372">
                <text:p>4.6483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4.648372">
                <text:p>4.6483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4.648372">
                <text:p>4.6483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4.648372">
                <text:p>4.6483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4.648372">
                <text:p>4.6483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4.648372">
                <text:p>4.6483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4.648372">
                <text:p>4.6483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4.672499">
                <text:p>4.6724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4.672499">
                <text:p>4.6724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4.672499">
                <text:p>4.6724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4.672499">
                <text:p>4.6724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4.672499">
                <text:p>4.6724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4.672499">
                <text:p>4.6724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4.672499">
                <text:p>4.6724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4.672499">
                <text:p>4.6724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4.672499">
                <text:p>4.6724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4.672499">
                <text:p>4.6724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4.672499">
                <text:p>4.6724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4.672499">
                <text:p>4.6724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4.672499">
                <text:p>4.6724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4.539534">
                <text:p>4.5395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4.539534">
                <text:p>4.5395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4.539534">
                <text:p>4.5395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4.539534">
                <text:p>4.5395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4.539534">
                <text:p>4.5395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4.539534">
                <text:p>4.5395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.539534">
                <text:p>4.5395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4.539534">
                <text:p>4.5395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4.539534">
                <text:p>4.5395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4.539534">
                <text:p>4.5395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4.426471">
                <text:p>4.4264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4.426471">
                <text:p>4.4264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4.426471">
                <text:p>4.4264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4.426471">
                <text:p>4.4264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4.426471">
                <text:p>4.4264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4.426471">
                <text:p>4.4264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4.426471">
                <text:p>4.4264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4.426471">
                <text:p>4.4264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4.426471">
                <text:p>4.4264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4.426471">
                <text:p>4.4264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4.426471">
                <text:p>4.4264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4.426471">
                <text:p>4.4264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4.426471">
                <text:p>4.4264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4.426471">
                <text:p>4.4264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4.426471">
                <text:p>4.4264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4.426471">
                <text:p>4.4264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4.426471">
                <text:p>4.4264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4.426471">
                <text:p>4.4264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4.426471">
                <text:p>4.4264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4.426471">
                <text:p>4.4264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4.426471">
                <text:p>4.4264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4.426471">
                <text:p>4.4264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4.426471">
                <text:p>4.4264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4.426471">
                <text:p>4.4264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4.426471">
                <text:p>4.4264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4.370629">
                <text:p>4.370629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